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b2d7" officeooo:paragraph-rsid="0006b2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1 `timescale 1ns/1ns</text:p>
      <text:p text:style-name="P1"><text:s text:c="2"/>2 //------------------------------------------------------------------------------</text:p>
      <text:p text:style-name="P1"><text:s text:c="2"/>3 module apb_slave2(pclk,</text:p>
      <text:p text:style-name="P1"><text:s text:c="2"/>4 <text:s text:c="18"/>presetn,</text:p>
      <text:p text:style-name="P1"><text:s text:c="2"/>5 <text:s text:c="18"/>psel,</text:p>
      <text:p text:style-name="P1"><text:s text:c="2"/>6 <text:s text:c="18"/>penable,</text:p>
      <text:p text:style-name="P1"><text:s text:c="2"/>7 <text:s text:c="18"/>pwrite,</text:p>
      <text:p text:style-name="P1"><text:s text:c="2"/>8 <text:s text:c="18"/>pwdata,</text:p>
      <text:p text:style-name="P1"><text:s text:c="2"/>9 <text:s text:c="18"/>paddr,</text:p>
      <text:p text:style-name="P1"><text:s/>10 <text:s text:c="18"/>prdata,</text:p>
      <text:p text:style-name="P1"><text:s/>11 <text:s text:c="18"/>pready);</text:p>
      <text:p text:style-name="P1"><text:s/>12 //------------------------------------------------------------------------------</text:p>
      <text:p text:style-name="P1"><text:s/>13 <text:s text:c="4"/>input pclk;</text:p>
      <text:p text:style-name="P1"><text:s/>14 <text:s text:c="4"/>input presetn;</text:p>
      <text:p text:style-name="P1"><text:s/>15 <text:s text:c="4"/>input <text:s/>psel;</text:p>
      <text:p text:style-name="P1"><text:s/>16 <text:s text:c="4"/>input penable;</text:p>
      <text:p text:style-name="P1"><text:s/>17 <text:s text:c="4"/>input <text:s/>pwrite;</text:p>
      <text:p text:style-name="P1"><text:s/>18 <text:s text:c="4"/>input <text:s/>[15:0] paddr;</text:p>
      <text:p text:style-name="P1"><text:s/>19 <text:s text:c="4"/>input <text:s/>[31:0] pwdata;</text:p>
      <text:p text:style-name="P1"><text:s/>20 <text:s text:c="4"/>output [31:0] prdata;</text:p>
      <text:p text:style-name="P1"><text:s/>21 <text:s text:c="4"/>output reg pready;</text:p>
      <text:p text:style-name="P1"><text:s/>22 //------------------------------------------------------------------------------</text:p>
      <text:p text:style-name="P1"><text:s/>23 //assign sram.rd_en = ~pwrite;</text:p>
      <text:p text:style-name="P1"><text:s/>24 //assign sram.wr_en = pwrite;</text:p>
      <text:p text:style-name="P1"><text:s/>25 //------------------------------------------------------------------------------</text:p>
      <text:p text:style-name="P1"><text:s/>26 <text:s text:c="4"/>parameter DELAY = 5'b0 ;</text:p>
      <text:p text:style-name="P1"><text:s/>27 //------------------------------------------------------------------------------</text:p>
      <text:p text:style-name="P1"><text:s/>28 //reg [31:0] reg_addr ;</text:p>
      <text:p text:style-name="P1"><text:s/>29 //wire [31:0] prdata_out;</text:p>
      <text:p text:style-name="P1"><text:s/>30 reg [4:0] count;</text:p>
      <text:p text:style-name="P1"><text:s/>31 reg [31:0] rd_data;</text:p>
      <text:p text:style-name="P1"><text:s/>32 //------------------------------------------------------------------------------</text:p>
      <text:p text:style-name="P1"><text:s/>33 sram U_sram(.pclk(pclk),</text:p>
      <text:p text:style-name="P1"><text:s/>34 <text:s text:c="10"/>.wr_en(pwrite),</text:p>
      <text:p text:style-name="P1"><text:s/>35 <text:s text:c="10"/>.rd_en(pready),</text:p>
      <text:p text:style-name="P1"><text:s/>36 <text:s text:c="10"/>.wr_data(pwdata),</text:p>
      <text:p text:style-name="P1"><text:s/>37 <text:s text:c="10"/>.rd_data(prdata),</text:p>
      <text:p text:style-name="P1"><text:s/>38 <text:s text:c="10"/>.addr(paddr));</text:p>
      <text:p text:style-name="P1"><text:s/>39 //------------------------------------------------------------------------------</text:p>
      <text:p text:style-name="P1"><text:s/>40 //assign prdata = rd_data;</text:p>
      <text:p text:style-name="P1"><text:s/>41 //------------------------------------------------------------------------------</text:p>
      <text:p text:style-name="P1"><text:s/>42 //slave operation logic</text:p>
      <text:p text:style-name="P1"><text:s/>43 always@(posedge pclk or negedge presetn)</text:p>
      <text:p text:style-name="P1"><text:s/>44 <text:s text:c="2"/>begin</text:p>
      <text:p text:style-name="P1"><text:s/>45 <text:s text:c="5"/>if(~presetn) begin// reset</text:p>
      <text:p text:style-name="P1"><text:s/>46 <text:s text:c="7"/>pready &lt;= 1;</text:p>
      <text:p text:style-name="P1"><text:s/>47 <text:s text:c="7"/>count &lt;= 0;end</text:p>
      <text:p text:style-name="P1"><text:s/>48 <text:s text:c="5"/>else begin</text:p>
      <text:p text:style-name="P1"><text:s/>49 //------------------------------------------------------------------------------</text:p>
      <text:p text:style-name="P1"><text:s/>50 //read mode operations</text:p>
      <text:p text:style-name="P1"><text:s/>51 //------------------------------------------------------------------------------</text:p>
      <text:p text:style-name="P1"><text:s/>52 <text:s text:c="8"/>if(psel &amp;&amp; !penable &amp;&amp; !pwrite)//read mode and in setup state</text:p>
      <text:p text:style-name="P1"><text:soft-page-break/><text:s/>53 <text:s text:c="9"/>begin</text:p>
      <text:p text:style-name="P1">54 <text:s text:c="10"/>if(count &lt;= DELAY)begin</text:p>
      <text:p text:style-name="P1"><text:s/>55 <text:s text:c="16"/>pready &lt;= 0;</text:p>
      <text:p text:style-name="P1"><text:s/>56 <text:s text:c="16"/>count <text:s/>&lt;= count + 1;end</text:p>
      <text:p text:style-name="P1"><text:s/>57 <text:s text:c="10"/>else begin</text:p>
      <text:p text:style-name="P1"><text:s/>58 <text:s text:c="16"/>pready &lt;= 1;</text:p>
      <text:p text:style-name="P1"><text:s/>59 <text:s text:c="16"/>count &lt;= 0;end</text:p>
      <text:p text:style-name="P1"><text:s/>60 <text:s text:c="11"/>//reg_addr &lt;= paddr;</text:p>
      <text:p text:style-name="P1"><text:s/>61 <text:s text:c="10"/>// assign prdata = mem[paddr];</text:p>
      <text:p text:style-name="P1"><text:s/>62 <text:s text:c="11"/>//$display("%d rr",mem[paddr]);</text:p>
      <text:p text:style-name="P1"><text:s/>63 <text:s text:c="9"/>end</text:p>
      <text:p text:style-name="P1"><text:s/>64 <text:s text:c="8"/>else if(psel &amp;&amp; penable &amp;&amp; !pwrite)//read mode and in enable state</text:p>
      <text:p text:style-name="P1"><text:s/>65 <text:s text:c="10"/>begin</text:p>
      <text:p text:style-name="P1"><text:s/>66 <text:s text:c="12"/>pready &lt;= 1;</text:p>
      <text:p text:style-name="P1"><text:s/>67 <text:s text:c="11"/>// reg_addr &lt;= paddr;</text:p>
      <text:p text:style-name="P1"><text:s/>68 <text:s text:c="9"/>end</text:p>
      <text:p text:style-name="P1"><text:s/>69 //------------------------------------------------------------------------------</text:p>
      <text:p text:style-name="P1"><text:s/>70 //write mode operations</text:p>
      <text:p text:style-name="P1"><text:s/>71 //------------------------------------------------------------------------------</text:p>
      <text:p text:style-name="P1"><text:s/>72 <text:s text:c="8"/>else if(psel &amp;&amp; !penable &amp;&amp; pwrite)// write mode and in setup state</text:p>
      <text:p text:style-name="P1"><text:s/>73 <text:s text:c="13"/>begin</text:p>
      <text:p text:style-name="P1"><text:s/>74 <text:s text:c="16"/>pready &lt;= 1;</text:p>
      <text:p text:style-name="P1"><text:s/>75 <text:s text:c="13"/>end</text:p>
      <text:p text:style-name="P1"><text:s/>76 <text:s text:c="8"/>else if(psel &amp;&amp; penable &amp;&amp; pwrite)//write mode and in enable state</text:p>
      <text:p text:style-name="P1"><text:s/>77 <text:s text:c="13"/>begin</text:p>
      <text:p text:style-name="P1"><text:s/>78 <text:s text:c="13"/>if(count &lt;= DELAY)begin</text:p>
      <text:p text:style-name="P1"><text:s/>79 <text:s text:c="16"/>pready &lt;= 0;</text:p>
      <text:p text:style-name="P1"><text:s/>80 <text:s text:c="16"/>count &lt;= count + 1;end</text:p>
      <text:p text:style-name="P1"><text:s/>81 <text:s text:c="13"/>else begin</text:p>
      <text:p text:style-name="P1"><text:s/>82 <text:s text:c="16"/>pready &lt;=1;</text:p>
      <text:p text:style-name="P1"><text:s/>83 <text:s text:c="16"/>count &lt;= 0;end //$display("%d write mode data,%d pw,%d add",mem[paddr],pwdata,paddr);</text:p>
      <text:p text:style-name="P1"><text:s/>84 <text:s text:c="13"/>end</text:p>
      <text:p text:style-name="P1"><text:s/>85 <text:s text:c="8"/>else//default case</text:p>
      <text:p text:style-name="P1"><text:s/>86 <text:s text:c="11"/>pready &lt;= 1;</text:p>
      <text:p text:style-name="P1"><text:s/>87 <text:s text:c="8"/>end</text:p>
      <text:p text:style-name="P1"><text:s/>88 <text:s text:c="6"/>end</text:p>
      <text:p text:style-name="P1"><text:s/>89</text:p>
      <text:p text:style-name="P1"><text:s/>90</text:p>
      <text:p text:style-name="P1"><text:s/>91 // Instantiate SRAM - with delay</text:p>
      <text:p text:style-name="P1"><text:s/>92 <text:s/>endmodule</text:p>
      <text:p text:style-name="P1"><text:s text:c="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18:57:59.657293649</meta:creation-date>
    <dc:date>2022-12-13T19:01:04.393752657</dc:date>
    <meta:editing-duration>PT3M5S</meta:editing-duration>
    <meta:editing-cycles>1</meta:editing-cycles>
    <meta:document-statistic meta:table-count="0" meta:image-count="0" meta:object-count="0" meta:page-count="2" meta:paragraph-count="93" meta:word-count="330" meta:character-count="3493" meta:non-whitespace-character-count="2445"/>
    <meta:generator>LibreOffice/5.3.6.1$Linux_X86_64 LibreOffice_project/30$Build-1</meta:generator>
  </office:meta>
</office:document-meta>
</file>